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able_20_Contents" style:list-style-name="L2">
      <style:text-properties style:font-name="Arial1" fo:font-size="11pt" style:language-asian="ja" style:country-asian="JP"/>
    </style:style>
    <style:style style:name="P39" style:family="paragraph" style:parent-style-name="Table_20_Contents" style:list-style-name="L3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 style:language-asian="ja" style:country-asian="JP"/>
    </style:style>
    <style:style style:name="P41" style:family="paragraph" style:parent-style-name="Table_20_Contents" style:list-style-name="L4">
      <style:text-properties style:font-name="Arial1" fo:font-size="11pt"/>
    </style:style>
    <style:style style:name="P4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7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7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>@@@</text:p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4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4/XX（金）</text:p>
          </table:table-cell>
          <table:table-cell table:style-name="表38.B1" office:value-type="string">
            <text:p text:style-name="P24">4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4.XX(月) ~ 2021.4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XX(月) ~ 2021.4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><text:soft-page-break/></text:p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4071343548837413865" text:style-name="L1">
        <text:list-item>
          <text:p text:style-name="P46">image file</text:p>
          <text:list>
            <text:list-item>
              <text:p text:style-name="P46">copy to : C:\WORKS_2\WS\WS_Others\towa_corpo</text:p>
            </text:list-item>
            <text:list-item>
              <text:p text:style-name="P46">change → file name</text:p>
            </text:list-item>
            <text:list-item>
              <text:p text:style-name="P46">DUP</text:p>
            </text:list-item>
            <text:list-item>
              <text:p text:style-name="P46">open the orig with paint</text:p>
            </text:list-item>
            <text:list-item>
              <text:p text:style-name="P46">change size → 25 % (<office:annotation office:name="__Annotation__14902_534617985"><dc:creator>iwabuchi ken</dc:creator><dc:date>2020-02-03T15:01:30.92</dc:date><text:p text:style-name="P50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46">close paint</text:p>
            </text:list-item>
          </text:list>
        </text:list-item>
        <text:list-item>
          <text:p text:style-name="P47">email<text:span text:style-name="T18"> </text:span><text:span text:style-name="T17">###</text:span></text:p>
          <text:list>
            <text:list-item>
              <text:p text:style-name="P47">C – N (new mail)</text:p>
            </text:list-item>
            <text:list-item>
              <text:p text:style-name="P47">attach image file</text:p>
            </text:list-item>
            <text:list-item>
              <text:p text:style-name="P47">open in-mail image file</text:p>
            </text:list-item>
            <text:list-item>
              <text:p text:style-name="P47">validate</text:p>
              <text:list>
                <text:list-item>
                  <text:p text:style-name="P47"><text:soft-page-break/>終了時刻</text:p>
                </text:list-item>
                <text:list-item>
                  <text:p text:style-name="P47">職長サイン</text:p>
                </text:list-item>
              </text:list>
            </text:list-item>
          </text:list>
        </text:list-item>
        <text:list-item>
          <text:p text:style-name="P46">doc</text:p>
          <text:list>
            <text:list-item>
              <text:p text:style-name="P46">prev lines → DUP</text:p>
            </text:list-item>
            <text:list-item>
              <text:p text:style-name="P46">enter data</text:p>
              <text:list>
                <text:list-item>
                  <text:p text:style-name="P47">作業について</text:p>
                  <text:list>
                    <text:list-item>
                      <text:p text:style-name="P46">作業日</text:p>
                    </text:list-item>
                    <text:list-item>
                      <text:p text:style-name="P46">発注者</text:p>
                    </text:list-item>
                    <text:list-item>
                      <text:p text:style-name="P46">工事件名</text:p>
                    </text:list-item>
                    <text:list-item>
                      <text:p text:style-name="P47">作業時間</text:p>
                    </text:list-item>
                  </text:list>
                </text:list-item>
                <text:list-item>
                  <text:p text:style-name="P47">タイトル文字列</text:p>
                </text:list-item>
              </text:list>
            </text:list-item>
          </text:list>
        </text:list-item>
        <text:list-item>
          <text:p text:style-name="P42">email</text:p>
          <text:list>
            <text:list-item>
              <text:p text:style-name="P42">C/P</text:p>
              <text:list>
                <text:list-item>
                  <text:p text:style-name="P43">本文</text:p>
                </text:list-item>
                <text:list-item>
                  <text:p text:style-name="P42">subject</text:p>
                </text:list-item>
              </text:list>
            </text:list-item>
            <text:list-item>
              <text:p text:style-name="P42">validate</text:p>
              <text:list>
                <text:list-item>
                  <text:p text:style-name="P46">作業日</text:p>
                </text:list-item>
                <text:list-item>
                  <text:p text:style-name="P46">発注者</text:p>
                </text:list-item>
                <text:list-item>
                  <text:p text:style-name="P46">工事件名</text:p>
                </text:list-item>
                <text:list-item>
                  <text:p text:style-name="P47">作業時間</text:p>
                </text:list-item>
              </text:list>
            </text:list-item>
            <text:list-item>
              <text:p text:style-name="P43">F6 (“To”) → “yoko” &gt; Ret</text:p>
            </text:list-item>
            <text:list-item>
              <text:p text:style-name="P43">C – Ret (send)</text:p>
            </text:list-item>
            <text:list-item>
              <text:p text:style-name="P43">review → sent mail</text:p>
              <text:list>
                <text:list-item>
                  <text:p text:style-name="P43">送信先</text:p>
                </text:list-item>
                <text:list-item>
                  <text:p text:style-name="P43">日付</text:p>
                  <text:list>
                    <text:list-item>
                      <text:p text:style-name="P43">日報に書いた日付</text:p>
                    </text:list-item>
                    <text:list-item>
                      <text:p text:style-name="P43"><text:soft-page-break/>メールの「件名」の日付（日報のそれと同じか？）</text:p>
                    </text:list-item>
                  </text:list>
                </text:list-item>
                <text:list-item>
                  <text:p text:style-name="P43">サイン</text:p>
                  <text:list>
                    <text:list-item>
                      <text:p text:style-name="P43">職長</text:p>
                    </text:list-item>
                    <text:list-item>
                      <text:p text:style-name="P43">発注者</text:p>
                    </text:list-item>
                  </text:list>
                </text:list-item>
                <text:list-item>
                  <text:p text:style-name="P43">時間</text:p>
                  <text:list>
                    <text:list-item>
                      <text:p text:style-name="P43">開始</text:p>
                    </text:list-item>
                    <text:list-item>
                      <text:p text:style-name="P43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812072460979611894" text:style-name="L2">
              <text:list-item>
                <text:p text:style-name="P38">copy</text:p>
                <text:list>
                  <text:list-item>
                    <text:p text:style-name="P38">from C:\WORKS_2\WS\WS_Cake_IFM11\iphone_to_upload</text:p>
                  </text:list-item>
                  <text:list-item>
                    <text:p text:style-name="P38">to <text:s/>==&gt; C:\WORKS_2\WS\WS_Others\towa_corpo</text:p>
                  </text:list-item>
                </text:list>
              </text:list-item>
              <text:list-item>
                <text:p text:style-name="P38">name ==&gt; change</text:p>
                <text:list>
                  <text:list-item>
                    <text:p text:style-name="P38">【作業員　岩淵謙 <text:s/>日報連絡】 2020.7.4.土 2020.7.6.月.jpg</text:p>
                  </text:list-item>
                </text:list>
              </text:list-item>
              <text:list-item>
                <text:p text:style-name="P38">open file (f1)</text:p>
              </text:list-item>
              <text:list-item>
                <text:p text:style-name="P38">DUP</text:p>
              </text:list-item>
              <text:list-item>
                <text:p text:style-name="P38">f1 ==&gt; paint</text:p>
              </text:list-item>
              <text:list-item>
                <text:p text:style-name="P38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1158622627893976349" text:style-name="L3">
              <text:list-item>
                <text:p text:style-name="P39">DUP : 交通費請求書.用紙.orig.jpg</text:p>
              </text:list-item>
              <text:list-item>
                <text:p text:style-name="P39">name ==&gt; change : 【作業員　岩淵謙 <text:s/>交通費請求書】 2020.7.6(月) ~ 2020.7.12(日).jpg</text:p>
              </text:list-item>
              <text:list-item>
                <text:p text:style-name="P39">open file</text:p>
              </text:list-item>
              <text:list-item>
                <text:p text:style-name="P39">M – o &gt; ↓ &gt; Ret (paint)</text:p>
              </text:list-item>
              <text:list-item>
                <text:p text:style-name="P39">入力</text:p>
              </text:list-item>
              <text:list-item>
                <text:p text:style-name="P39">DUP</text:p>
              </text:list-item>
              <text:list-item>
                <text:p text:style-name="P39">M – o &gt; “70” &gt; Ret (size change)</text:p>
              </text:list-item>
              <text:list-item>
                <text:p text:style-name="P39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1931365969659324322" text:style-name="L4">
              <text:list-item>
                <text:p text:style-name="P41">start mailer</text:p>
              </text:list-item>
              <text:list-item>
                <text:p text:style-name="P41">new mail</text:p>
              </text:list-item>
              <text:list-item>
                <text:p text:style-name="P41">C – S – a &gt; choose file &gt; Ret (append)</text:p>
              </text:list-item>
              <text:list-item>
                <text:p text:style-name="P41">open ==&gt; appended files (<text:span text:style-name="T15">日報、交通費)</text:span></text:p>
              </text:list-item>
              <text:list-item>
                <text:p text:style-name="P40">C/P</text:p>
                <text:list>
                  <text:list-item>
                    <text:p text:style-name="P40">本文</text:p>
                  </text:list-item>
                  <text:list-item>
                    <text:p text:style-name="P40"><text:soft-page-break/>タイトル</text:p>
                  </text:list-item>
                </text:list>
              </text:list-item>
              <text:list-item>
                <text:p text:style-name="P40">“send” : “yoko” &gt; Ret (autofill)</text:p>
              </text:list-item>
              <text:list-item>
                <text:p text:style-name="P40">validate</text:p>
                <text:list>
                  <text:list-item>
                    <text:p text:style-name="P40">append ==&gt; 2 files</text:p>
                  </text:list-item>
                  <text:list-item>
                    <text:p text:style-name="P40">subject</text:p>
                    <text:list>
                      <text:list-item>
                        <text:p text:style-name="P40">期間</text:p>
                      </text:list-item>
                      <text:list-item>
                        <text:p text:style-name="P40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0">C – Ret (send)</text:p>
              </text:list-item>
              <text:list-item>
                <text:p text:style-name="P40">validate</text:p>
                <text:list>
                  <text:list-item>
                    <text:p text:style-name="P40">attached files</text:p>
                  </text:list-item>
                  <text:list-item>
                    <text:p text:style-name="P40">宛先</text:p>
                  </text:list-item>
                  <text:list-item>
                    <text:p text:style-name="P40">タイトル</text:p>
                    <text:list>
                      <text:list-item>
                        <text:p text:style-name="P40">期間</text:p>
                      </text:list-item>
                      <text:list-item>
                        <text:p text:style-name="P40">内容</text:p>
                      </text:list-item>
                    </text:list>
                  </text:list-item>
                  <text:list-item>
                    <text:p text:style-name="P40">本文</text:p>
                    <text:list>
                      <text:list-item>
                        <text:p text:style-name="P40">送るものについての文。</text:p>
                      </text:list-item>
                      <text:list-item>
                        <text:p text:style-name="P40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2624572448379039655" text:style-name="L5">
        <text:list-item>
          <text:p text:style-name="P45">close</text:p>
          <text:list>
            <text:list-item>
              <text:p text:style-name="P45">image files</text:p>
            </text:list-item>
            <text:list-item>
              <text:p text:style-name="P45">folders</text:p>
            </text:list-item>
            <text:list-item>
              <text:p text:style-name="P45">apps</text:p>
              <text:list>
                <text:list-item>
                  <text:p text:style-name="P45">paint</text:p>
                </text:list-item>
                <text:list-item>
                  <text:p text:style-name="P45">mailer</text:p>
                </text:list-item>
              </text:list>
            </text:list-item>
          </text:list>
        </text:list-item>
        <text:list-item>
          <text:p text:style-name="P45">validate</text:p>
          <text:list>
            <text:list-item>
              <text:p text:style-name="P45">mail ==&gt; move to “sent” box</text:p>
            </text:list-item>
          </text:list>
        </text:list-item>
        <text:list-item>
          <text:p text:style-name="P45">prep next</text:p>
          <text:list>
            <text:list-item>
              <text:p text:style-name="P44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4-26T11:47:29.55</dc:date>
    <dc:creator>iwabuchi ken</dc:creator>
    <meta:editing-duration>P1DT10H26M56S</meta:editing-duration>
    <meta:editing-cycles>179</meta:editing-cycles>
    <meta:generator>OpenOffice/4.1.3$Win32 OpenOffice.org_project/413m1$Build-9783</meta:generator>
    <meta:document-statistic meta:table-count="92" meta:image-count="0" meta:object-count="0" meta:page-count="29" meta:paragraph-count="1231" meta:word-count="7281" meta:character-count="15474"/>
  </office:meta>
</office:document-meta>
</file>